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style>
    <style:style style:name="P2" style:family="paragraph" style:parent-style-name="Standard">
      <style:text-properties fo:color="#000000" style:font-name="Liberation Serif" fo:font-size="12pt" style:font-size-asian="12pt" style:font-size-complex="12pt"/>
    </style:style>
    <style:style style:name="P3" style:family="paragraph" style:parent-style-name="Standard">
      <style:text-properties fo:color="#000000" style:font-name="Liberation Serif" fo:font-size="12pt" officeooo:rsid="08c25812" officeooo:paragraph-rsid="0013e446" style:font-size-asian="12pt" style:font-size-complex="12pt"/>
    </style:style>
    <style:style style:name="P4" style:family="paragraph" style:parent-style-name="Standard">
      <style:text-properties fo:color="#000000" fo:font-size="26pt" fo:font-weight="bold" style:font-size-asian="26pt" style:font-weight-asian="bold" style:font-size-complex="26pt" style:font-weight-complex="bold"/>
    </style:style>
    <style:style style:name="P5"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6" style:family="paragraph" style:parent-style-name="Standard">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paragraph-rsid="000cecbc"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font-style="normal" fo:font-weight="normal" officeooo:rsid="000cecbc" officeooo:paragraph-rsid="000cecbc"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font-style="normal" fo:font-weight="normal" officeooo:rsid="000e2ee2" officeooo:paragraph-rsid="000cecbc"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letter-spacing="normal" fo:font-style="normal" fo:font-weight="normal" officeooo:rsid="0067dc36" officeooo:paragraph-rsid="0010ed21" style:font-size-asian="12pt" style:font-style-asian="normal" style:font-weight-asian="normal" style:font-size-complex="12pt" style:font-style-complex="normal" style:font-weight-complex="normal"/>
    </style:style>
    <style:style style:name="P11" style:family="paragraph" style:parent-style-name="Standard">
      <style:text-properties fo:font-variant="normal" fo:text-transform="none" fo:color="#000000" style:font-name="Liberation Serif" fo:font-size="12pt" fo:letter-spacing="normal" fo:font-style="normal" fo:font-weight="normal" officeooo:rsid="0211a0e2" officeooo:paragraph-rsid="0010ed21"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47f86a3" officeooo:paragraph-rsid="0012449b"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e10b77f" officeooo:paragraph-rsid="0015c464"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bold" officeooo:rsid="003a070c" officeooo:paragraph-rsid="0015c6fd" fo:background-color="transparent" style:font-size-asian="12pt" style:font-style-asian="normal" style:font-weight-asian="bold" style:font-size-complex="12pt" style:font-style-complex="normal" style:font-weight-complex="bold"/>
    </style:style>
    <style:style style:name="P16" style:family="paragraph" style:parent-style-name="Standard">
      <style:text-properties fo:font-variant="normal" fo:text-transform="none" fo:color="#000000" style:font-name="Courier New" fo:font-size="12pt" fo:letter-spacing="normal" fo:font-style="normal" fo:font-weight="normal" style:font-size-asian="12pt" style:font-size-complex="12pt"/>
    </style:style>
    <style:style style:name="P17" style:family="paragraph" style:parent-style-name="Standard">
      <style:text-properties fo:font-variant="normal" fo:text-transform="none" fo:color="#000000" style:font-name="Courier New" fo:font-size="12pt" fo:letter-spacing="normal" fo:font-style="normal" fo:font-weight="normal" style:font-size-asian="12pt" style:font-weight-asian="normal" style:font-size-complex="12pt" style:font-weight-complex="normal"/>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16a69a" officeooo:paragraph-rsid="0010ed21"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6a69a" officeooo:paragraph-rsid="0012449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b92f65d" officeooo:paragraph-rsid="0015c464" fo:background-color="transparent" style:font-size-asian="12pt" style:font-weight-asian="normal" style:font-size-complex="12pt" style:font-weight-complex="normal"/>
    </style:style>
    <style:style style:name="P21" style:family="paragraph" style:parent-style-name="Standard">
      <style:text-properties style:use-window-font-color="true" fo:font-weight="normal" officeooo:rsid="0016a69a" officeooo:paragraph-rsid="0010ed21" style:font-weight-asian="normal" style:font-weight-complex="normal"/>
    </style:style>
    <style:style style:name="P22" style:family="paragraph" style:parent-style-name="Standard">
      <style:text-properties style:use-window-font-color="true" fo:font-weight="normal" officeooo:rsid="021034e2" officeooo:paragraph-rsid="0010ed21" style:font-weight-asian="normal" style:font-weight-complex="normal"/>
    </style:style>
    <style:style style:name="P23" style:family="paragraph" style:parent-style-name="Standard">
      <style:text-properties officeooo:paragraph-rsid="0015c6fd"/>
    </style:style>
    <style:style style:name="P24" style:family="paragraph" style:parent-style-name="Standard">
      <style:text-properties style:font-name="Liberation Serif" fo:font-size="12pt" officeooo:rsid="00c984e1" officeooo:paragraph-rsid="0015c6fd" style:font-size-asian="12pt" style:font-size-complex="12pt"/>
    </style:style>
    <style:style style:name="P25" style:family="paragraph" style:parent-style-name="Standard">
      <style:text-properties fo:font-size="10pt" officeooo:rsid="00166092" officeooo:paragraph-rsid="0020bfdd" style:font-size-asian="10pt" style:font-size-complex="10pt"/>
    </style:style>
    <style:style style:name="P26" style:family="paragraph" style:parent-style-name="Standard">
      <style:text-properties fo:font-size="10pt" officeooo:rsid="00166092" officeooo:paragraph-rsid="002fff70" style:font-size-asian="10pt" style:font-size-complex="10pt"/>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fo:color="#000000" style:font-name="Liberation Serif" fo:font-size="12pt" style:font-size-asian="12pt" style:font-size-complex="12pt"/>
    </style:style>
    <style:style style:name="P29" style:family="paragraph" style:parent-style-name="Footnote">
      <style:text-properties officeooo:rsid="047e5f14" officeooo:paragraph-rsid="047e5f14"/>
    </style:style>
    <style:style style:name="P30" style:family="paragraph" style:parent-style-name="Footnote">
      <style:text-properties officeooo:rsid="0c7d236b" officeooo:paragraph-rsid="0c7d236b"/>
    </style:style>
    <style:style style:name="P31" style:family="paragraph" style:parent-style-name="Footnote">
      <style:text-properties officeooo:paragraph-rsid="01935f08"/>
    </style:style>
    <style:style style:name="P32" style:family="paragraph" style:parent-style-name="Standard" style:list-style-name="L1">
      <style:text-properties fo:color="#000000" style:font-name="Liberation Serif" fo:font-size="12pt" fo:font-style="normal" style:font-size-asian="12pt" style:font-style-asian="normal" style:font-size-complex="12pt" style:font-style-complex="normal"/>
    </style:style>
    <style:style style:name="P33" style:family="paragraph" style:parent-style-name="Standard" style:list-style-name="L2">
      <style:text-properties fo:font-variant="normal" fo:text-transform="none" fo:color="#000000" style:font-name="Liberation Serif" fo:font-size="12pt" fo:letter-spacing="normal" fo:font-style="normal" fo:font-weight="normal" style:font-size-asian="12pt" style:font-size-complex="12pt"/>
    </style:style>
    <style:style style:name="P34" style:family="paragraph" style:parent-style-name="Standard" style:list-style-name="L3">
      <style:text-properties fo:font-variant="normal" fo:text-transform="none" fo:color="#000000" style:font-name="Liberation Serif" fo:font-size="12pt" fo:letter-spacing="normal" fo:font-style="normal" fo:font-weight="normal" style:font-size-asian="12pt" style:font-size-complex="12pt"/>
    </style:style>
    <style:style style:name="P35" style:family="paragraph" style:parent-style-name="Standard" style:list-style-name="L4">
      <style:text-properties fo:font-variant="normal" fo:text-transform="none" fo:color="#000000" style:font-name="Liberation Serif" fo:font-size="12pt" fo:letter-spacing="normal" fo:font-style="normal" fo:font-weight="normal" style:font-size-asian="12pt" style:font-size-complex="12pt"/>
    </style:style>
    <style:style style:name="P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bold" officeooo:rsid="003a070c" officeooo:paragraph-rsid="0017951b" fo:background-color="transparent"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bold" officeooo:rsid="0722a80d" officeooo:paragraph-rsid="0017e460" fo:background-color="transparent" style:font-size-asian="12pt" style:font-style-asian="normal" style:font-weight-asian="bold" style:font-size-complex="12pt" style:font-style-complex="normal" style:font-weight-complex="bold"/>
    </style:style>
    <style:style style:name="P38" style:family="paragraph" style:parent-style-name="Standard">
      <style:text-properties style:font-name="Liberation Serif" officeooo:rsid="0671b448" officeooo:paragraph-rsid="0017e460"/>
    </style:style>
    <style:style style:name="P39" style:family="paragraph" style:parent-style-name="Standard">
      <style:text-properties style:font-name="Courier New" officeooo:rsid="011afa70" officeooo:paragraph-rsid="0017e460"/>
    </style:style>
    <style:style style:name="P40" style:family="paragraph" style:parent-style-name="Standard">
      <style:text-properties style:font-name="Courier New" officeooo:rsid="0026fef8" officeooo:paragraph-rsid="0017e460"/>
    </style:style>
    <style:style style:name="P41" style:family="paragraph" style:parent-style-name="Standard">
      <style:text-properties style:use-window-font-color="true" style:font-name="Courier New" officeooo:rsid="011afa70" officeooo:paragraph-rsid="0017e460"/>
    </style:style>
    <style:style style:name="P42" style:family="paragraph" style:parent-style-name="Standard">
      <style:text-properties style:use-window-font-color="true" style:font-name="Courier New" officeooo:rsid="0026fef8" officeooo:paragraph-rsid="0017e460"/>
    </style:style>
    <style:style style:name="P43" style:family="paragraph" style:parent-style-name="Table_20_Contents">
      <style:paragraph-properties fo:text-align="center" style:justify-single-word="false"/>
      <style:text-properties officeooo:paragraph-rsid="0017e460"/>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Liberation Serif" fo:font-size="12pt" style:font-size-asian="12pt" style:font-size-complex="12pt"/>
    </style:style>
    <style:style style:name="T4" style:family="text">
      <style:text-properties fo:color="#000000" officeooo:rsid="02108200" style:font-style-asian="normal" style:font-style-complex="normal"/>
    </style:style>
    <style:style style:name="T5" style:family="text">
      <style:text-properties fo:color="#000000" officeooo:rsid="0211562a" style:font-style-asian="normal" style:font-style-complex="normal"/>
    </style:style>
    <style:style style:name="T6" style:family="text">
      <style:text-properties fo:color="#000000" officeooo:rsid="0211a0e2" style:font-style-asian="normal" style:font-style-complex="normal"/>
    </style:style>
    <style:style style:name="T7" style:family="text">
      <style:text-properties fo:color="#000000" officeooo:rsid="03f11338" style:font-style-asian="normal" style:font-style-complex="normal"/>
    </style:style>
    <style:style style:name="T8" style:family="text">
      <style:text-properties fo:color="#000000" officeooo:rsid="04784d1d" style:font-style-asian="normal" style:font-style-complex="normal"/>
    </style:style>
    <style:style style:name="T9" style:family="text">
      <style:text-properties fo:color="#000000" officeooo:rsid="04d1a406" style:font-style-asian="normal" style:font-style-complex="normal"/>
    </style:style>
    <style:style style:name="T10" style:family="text">
      <style:text-properties fo:color="#000000" officeooo:rsid="0411743a" style:font-style-asian="normal" style:font-style-complex="normal"/>
    </style:style>
    <style:style style:name="T11" style:family="text">
      <style:text-properties fo:color="#000000" officeooo:rsid="04aa3dc5" style:font-style-asian="normal" style:font-style-complex="normal"/>
    </style:style>
    <style:style style:name="T12" style:family="text">
      <style:text-properties fo:color="#000000" officeooo:rsid="07ba9546" style:font-style-asian="normal" style:font-style-complex="normal"/>
    </style:style>
    <style:style style:name="T13" style:family="text">
      <style:text-properties fo:color="#000000" officeooo:rsid="03f11f5b" style:font-style-asian="normal" style:font-style-complex="normal"/>
    </style:style>
    <style:style style:name="T14" style:family="text">
      <style:text-properties fo:color="#000000" officeooo:rsid="07be05a1" style:font-style-asian="normal" style:font-style-complex="normal"/>
    </style:style>
    <style:style style:name="T15" style:family="text">
      <style:text-properties fo:color="#000000" officeooo:rsid="07c68d1f" style:font-style-asian="normal" style:font-style-complex="normal"/>
    </style:style>
    <style:style style:name="T16" style:family="text">
      <style:text-properties fo:color="#000000" officeooo:rsid="07cdb6ba" style:font-style-asian="normal" style:font-style-complex="normal"/>
    </style:style>
    <style:style style:name="T17" style:family="text">
      <style:text-properties fo:color="#000000" officeooo:rsid="07cf1268" style:font-style-asian="normal" style:font-style-complex="normal"/>
    </style:style>
    <style:style style:name="T18" style:family="text">
      <style:text-properties fo:color="#000000" officeooo:rsid="07cff781" style:font-style-asian="normal" style:font-style-complex="normal"/>
    </style:style>
    <style:style style:name="T19" style:family="text">
      <style:text-properties fo:color="#000000" officeooo:rsid="09c79598" style:font-style-asian="normal" style:font-style-complex="normal"/>
    </style:style>
    <style:style style:name="T20" style:family="text">
      <style:text-properties fo:color="#000000" officeooo:rsid="07cf7ac8" style:font-style-asian="normal" style:font-style-complex="normal"/>
    </style:style>
    <style:style style:name="T21" style:family="text">
      <style:text-properties fo:color="#000000" officeooo:rsid="07d1c3a5" style:font-style-asian="normal" style:font-style-complex="normal"/>
    </style:style>
    <style:style style:name="T22" style:family="text">
      <style:text-properties fo:color="#000000" officeooo:rsid="0a564262" style:font-style-asian="normal" style:font-style-complex="normal"/>
    </style:style>
    <style:style style:name="T23" style:family="text">
      <style:text-properties fo:color="#000000" officeooo:rsid="08404829" style:font-style-asian="normal" style:font-style-complex="normal"/>
    </style:style>
    <style:style style:name="T24" style:family="text">
      <style:text-properties fo:color="#000000" officeooo:rsid="07c13c86" style:font-style-asian="normal" style:font-style-complex="normal"/>
    </style:style>
    <style:style style:name="T25" style:family="text">
      <style:text-properties fo:color="#000000" officeooo:rsid="084094e5" style:font-style-asian="normal" style:font-style-complex="normal"/>
    </style:style>
    <style:style style:name="T26" style:family="text">
      <style:text-properties fo:color="#000000" officeooo:rsid="04786498" style:font-style-asian="normal" style:font-style-complex="normal"/>
    </style:style>
    <style:style style:name="T27" style:family="text">
      <style:text-properties fo:color="#000000" officeooo:rsid="008d4901" style:font-style-asian="normal" style:font-style-complex="normal"/>
    </style:style>
    <style:style style:name="T28" style:family="text">
      <style:text-properties fo:color="#000000" officeooo:rsid="047b4d07" style:font-style-asian="normal" style:font-style-complex="normal"/>
    </style:style>
    <style:style style:name="T29" style:family="text">
      <style:text-properties fo:color="#000000" officeooo:rsid="04acb71b" style:font-style-asian="normal" style:font-style-complex="normal"/>
    </style:style>
    <style:style style:name="T30" style:family="text">
      <style:text-properties fo:color="#000000" officeooo:rsid="07c9b508" style:font-style-asian="normal" style:font-style-complex="normal"/>
    </style:style>
    <style:style style:name="T31" style:family="text">
      <style:text-properties fo:color="#000000" officeooo:rsid="048c0c8d" style:font-style-asian="normal" style:font-style-complex="normal"/>
    </style:style>
    <style:style style:name="T32" style:family="text">
      <style:text-properties fo:color="#000000" officeooo:rsid="047c161d" style:font-style-asian="normal" style:font-style-complex="normal"/>
    </style:style>
    <style:style style:name="T33" style:family="text">
      <style:text-properties fo:color="#000000" officeooo:rsid="07bd71db" style:font-style-asian="normal" style:font-style-complex="normal"/>
    </style:style>
    <style:style style:name="T34" style:family="text">
      <style:text-properties fo:color="#000000" officeooo:rsid="048cda6b" style:font-style-asian="normal" style:font-style-complex="normal"/>
    </style:style>
    <style:style style:name="T35" style:family="text">
      <style:text-properties fo:color="#000000" officeooo:rsid="048e0e52" style:font-style-asian="normal" style:font-style-complex="normal"/>
    </style:style>
    <style:style style:name="T36" style:family="text">
      <style:text-properties fo:color="#000000" officeooo:rsid="0117bd6b" style:font-style-asian="normal" style:font-style-complex="normal"/>
    </style:style>
    <style:style style:name="T37" style:family="text">
      <style:text-properties fo:color="#000000" officeooo:rsid="04d351c5" style:font-style-asian="normal" style:font-style-complex="normal"/>
    </style:style>
    <style:style style:name="T38" style:family="text">
      <style:text-properties fo:color="#000000" officeooo:rsid="03f32408" style:font-style-asian="normal" style:font-style-complex="normal"/>
    </style:style>
    <style:style style:name="T39" style:family="text">
      <style:text-properties fo:color="#000000" officeooo:rsid="03f4ac66" style:font-style-asian="normal" style:font-style-complex="normal"/>
    </style:style>
    <style:style style:name="T40" style:family="text">
      <style:text-properties fo:color="#000000" officeooo:rsid="04d5c002" style:font-style-asian="normal" style:font-style-complex="normal"/>
    </style:style>
    <style:style style:name="T41" style:family="text">
      <style:text-properties fo:color="#000000" officeooo:rsid="04d6863d" style:font-style-asian="normal" style:font-style-complex="normal"/>
    </style:style>
    <style:style style:name="T42" style:family="text">
      <style:text-properties fo:color="#000000" officeooo:rsid="011afc6e" style:font-style-asian="normal" style:font-style-complex="normal"/>
    </style:style>
    <style:style style:name="T43" style:family="text">
      <style:text-properties fo:color="#000000" officeooo:rsid="07d2f18e" style:font-style-asian="normal" style:font-style-complex="normal"/>
    </style:style>
    <style:style style:name="T44" style:family="text">
      <style:text-properties fo:color="#000000" officeooo:rsid="047f86a3" style:font-style-asian="normal" style:font-style-complex="normal"/>
    </style:style>
    <style:style style:name="T45" style:family="text">
      <style:text-properties fo:color="#000000" officeooo:rsid="07d33942" style:font-style-asian="normal" style:font-style-complex="normal"/>
    </style:style>
    <style:style style:name="T46" style:family="text">
      <style:text-properties fo:color="#000000" officeooo:rsid="04d6b94b" style:font-style-asian="normal" style:font-style-complex="normal"/>
    </style:style>
    <style:style style:name="T47" style:family="text">
      <style:text-properties fo:color="#000000" officeooo:rsid="04928a82" style:font-style-asian="normal" style:font-style-complex="normal"/>
    </style:style>
    <style:style style:name="T48" style:family="text">
      <style:text-properties fo:color="#000000" style:text-underline-style="none" officeooo:rsid="0be2d74f" style:font-style-asian="normal" style:font-style-complex="normal"/>
    </style:style>
    <style:style style:name="T49" style:family="text">
      <style:text-properties fo:color="#000000" style:text-underline-style="none" officeooo:rsid="0e0a6e4d" style:font-style-asian="normal" style:font-style-complex="normal"/>
    </style:style>
    <style:style style:name="T50" style:family="text">
      <style:text-properties fo:color="#000000" style:text-underline-style="none" officeooo:rsid="0e0b08f4" style:font-style-asian="normal" style:font-style-complex="normal"/>
    </style:style>
    <style:style style:name="T51" style:family="text">
      <style:text-properties fo:color="#000000" style:text-underline-style="none" officeooo:rsid="0e0ed1b5" style:font-style-asian="normal" style:font-style-complex="normal"/>
    </style:style>
    <style:style style:name="T52" style:family="text">
      <style:text-properties fo:color="#000000" style:text-underline-style="none" officeooo:rsid="0dd89504" style:font-style-asian="normal" style:font-style-complex="normal"/>
    </style:style>
    <style:style style:name="T53" style:family="text">
      <style:text-properties fo:color="#000000" style:text-underline-style="none" officeooo:rsid="047f86a3" style:font-style-asian="normal" style:font-style-complex="normal"/>
    </style:style>
    <style:style style:name="T54" style:family="text">
      <style:text-properties fo:color="#000000" style:text-underline-style="none" officeooo:rsid="0e10b77f" style:font-style-asian="normal" style:font-style-complex="normal"/>
    </style:style>
    <style:style style:name="T55" style:family="text">
      <style:text-properties fo:font-style="italic"/>
    </style:style>
    <style:style style:name="T56" style:family="text">
      <style:text-properties fo:font-weight="normal" style:font-weight-asian="normal" style:font-weight-complex="normal"/>
    </style:style>
    <style:style style:name="T57" style:family="text">
      <style:text-properties fo:font-weight="normal" officeooo:rsid="038b0588" style:font-weight-asian="normal" style:font-weight-complex="normal"/>
    </style:style>
    <style:style style:name="T58" style:family="text">
      <style:text-properties fo:font-weight="normal" officeooo:rsid="02a27504" style:font-weight-asian="normal" style:font-weight-complex="normal"/>
    </style:style>
    <style:style style:name="T59" style:family="text">
      <style:text-properties fo:font-weight="normal" officeooo:rsid="029e9d6c" style:font-weight-asian="normal" style:font-weight-complex="normal"/>
    </style:style>
    <style:style style:name="T60" style:family="text">
      <style:text-properties fo:font-weight="normal" officeooo:rsid="03fc5223" style:font-weight-asian="normal" style:font-weight-complex="normal"/>
    </style:style>
    <style:style style:name="T61" style:family="text">
      <style:text-properties fo:font-weight="normal" officeooo:rsid="03fdac6c" style:font-weight-asian="normal" style:font-weight-complex="normal"/>
    </style:style>
    <style:style style:name="T62" style:family="text">
      <style:text-properties fo:font-weight="normal" officeooo:rsid="04018dd3" style:font-weight-asian="normal" style:font-weight-complex="normal"/>
    </style:style>
    <style:style style:name="T63" style:family="text">
      <style:text-properties fo:font-weight="normal" officeooo:rsid="0401b9b8" style:font-weight-asian="normal" style:font-weight-complex="normal"/>
    </style:style>
    <style:style style:name="T64" style:family="text">
      <style:text-properties fo:font-weight="normal" officeooo:rsid="003cf981" style:font-weight-asian="normal" style:font-weight-complex="normal"/>
    </style:style>
    <style:style style:name="T65" style:family="text">
      <style:text-properties fo:font-weight="normal" officeooo:rsid="03fea8bf" style:font-weight-asian="normal" style:font-weight-complex="normal"/>
    </style:style>
    <style:style style:name="T66" style:family="text">
      <style:text-properties fo:font-weight="normal" officeooo:rsid="03fee6f0" style:font-weight-asian="normal" style:font-weight-complex="normal"/>
    </style:style>
    <style:style style:name="T67" style:family="text">
      <style:text-properties fo:font-weight="normal" officeooo:rsid="0032c18d" style:font-weight-asian="normal" style:font-weight-complex="normal"/>
    </style:style>
    <style:style style:name="T68" style:family="text">
      <style:text-properties fo:font-weight="normal" officeooo:rsid="040138b1" style:font-weight-asian="normal" style:font-weight-complex="normal"/>
    </style:style>
    <style:style style:name="T69" style:family="text">
      <style:text-properties fo:font-weight="normal" officeooo:rsid="029fc428" style:font-weight-asian="normal" style:font-weight-complex="normal"/>
    </style:style>
    <style:style style:name="T70" style:family="text">
      <style:text-properties fo:font-weight="normal" officeooo:rsid="0402071d" style:font-weight-asian="normal" style:font-weight-complex="normal"/>
    </style:style>
    <style:style style:name="T71" style:family="text">
      <style:text-properties fo:font-weight="normal" officeooo:rsid="001b2c77" style:font-weight-asian="normal" style:font-weight-complex="normal"/>
    </style:style>
    <style:style style:name="T72" style:family="text">
      <style:text-properties fo:font-weight="normal" officeooo:rsid="04049518" style:font-weight-asian="normal" style:font-weight-complex="normal"/>
    </style:style>
    <style:style style:name="T73" style:family="text">
      <style:text-properties fo:font-weight="normal" officeooo:rsid="001ba672" style:font-weight-asian="normal" style:font-weight-complex="normal"/>
    </style:style>
    <style:style style:name="T74" style:family="text">
      <style:text-properties fo:font-weight="normal" officeooo:rsid="04052ed1" style:font-weight-asian="normal" style:font-weight-complex="normal"/>
    </style:style>
    <style:style style:name="T75" style:family="text">
      <style:text-properties fo:font-weight="normal" officeooo:rsid="02ab023c" style:font-weight-asian="normal" style:font-weight-complex="normal"/>
    </style:style>
    <style:style style:name="T76" style:family="text">
      <style:text-properties fo:font-weight="normal" officeooo:rsid="002fa528" style:font-weight-asian="normal" style:font-weight-complex="normal"/>
    </style:style>
    <style:style style:name="T77" style:family="text">
      <style:text-properties fo:font-weight="normal" officeooo:rsid="02cf927f" style:font-weight-asian="normal" style:font-weight-complex="normal"/>
    </style:style>
    <style:style style:name="T78" style:family="text">
      <style:text-properties fo:font-weight="normal" officeooo:rsid="02b15a8c" style:font-weight-asian="normal" style:font-weight-complex="normal"/>
    </style:style>
    <style:style style:name="T79" style:family="text">
      <style:text-properties fo:font-weight="normal" officeooo:rsid="02b33d0f" style:font-weight-asian="normal" style:font-weight-complex="normal"/>
    </style:style>
    <style:style style:name="T80" style:family="text">
      <style:text-properties fo:font-weight="normal" officeooo:rsid="028845e1" style:font-weight-asian="normal" style:font-weight-complex="normal"/>
    </style:style>
    <style:style style:name="T81" style:family="text">
      <style:text-properties officeooo:rsid="000cecbc"/>
    </style:style>
    <style:style style:name="T82" style:family="text">
      <style:text-properties officeooo:rsid="000e2ee2"/>
    </style:style>
    <style:style style:name="T83" style:family="text">
      <style:text-properties officeooo:rsid="021034e2"/>
    </style:style>
    <style:style style:name="T84" style:family="text">
      <style:text-properties officeooo:rsid="07719d66" style:font-style-asian="normal" style:font-style-complex="normal"/>
    </style:style>
    <style:style style:name="T85" style:family="text">
      <style:text-properties officeooo:rsid="07b91b93" style:font-style-asian="normal" style:font-style-complex="normal"/>
    </style:style>
    <style:style style:name="T86" style:family="text">
      <style:text-properties officeooo:rsid="01103ff2"/>
    </style:style>
    <style:style style:name="T87" style:family="text">
      <style:text-properties officeooo:rsid="0189b5e8"/>
    </style:style>
    <style:style style:name="T88" style:family="text">
      <style:text-properties officeooo:rsid="0195e837"/>
    </style:style>
    <style:style style:name="T89" style:family="text">
      <style:text-properties officeooo:rsid="018b1442"/>
    </style:style>
    <style:style style:name="T90" style:family="text">
      <style:text-properties officeooo:rsid="018da1e3"/>
    </style:style>
    <style:style style:name="T91" style:family="text">
      <style:text-properties style:font-name="Liberation Serif" fo:font-size="12pt" officeooo:rsid="01103ff2" style:font-size-asian="12pt" style:font-size-complex="12pt"/>
    </style:style>
    <style:style style:name="T92" style:family="text">
      <style:text-properties style:font-name="Liberation Serif" fo:font-size="12pt" officeooo:rsid="00c984e1" style:font-size-asian="12pt" style:font-size-complex="12pt"/>
    </style:style>
    <style:style style:name="T93" style:family="text">
      <style:text-properties style:font-name="Liberation Serif" fo:font-size="12pt" officeooo:rsid="018c86b2" style:font-size-asian="12pt" style:font-size-complex="12pt"/>
    </style:style>
    <style:style style:name="T94" style:family="text">
      <style:text-properties style:font-name="Liberation Serif" fo:font-size="12pt" officeooo:rsid="0190e9d7" style:font-size-asian="12pt" style:font-size-complex="12pt"/>
    </style:style>
    <style:style style:name="T95" style:family="text">
      <style:text-properties style:font-name="Liberation Serif" fo:font-size="12pt" officeooo:rsid="019dc349" style:font-size-asian="12pt" style:font-size-complex="12pt"/>
    </style:style>
    <style:style style:name="T96" style:family="text">
      <style:text-properties style:font-name="Liberation Serif" fo:font-size="12pt" officeooo:rsid="019e9248" style:font-size-asian="12pt" style:font-size-complex="12pt"/>
    </style:style>
    <style:style style:name="T97" style:family="text">
      <style:text-properties style:font-name="Liberation Serif" fo:font-size="12pt" fo:font-style="italic" officeooo:rsid="00c984e1" style:font-size-asian="12pt" style:font-size-complex="12pt"/>
    </style:style>
    <style:style style:name="T98" style:family="text">
      <style:text-properties officeooo:rsid="01935f08"/>
    </style:style>
    <style:style style:name="T99" style:family="text">
      <style:text-properties officeooo:rsid="01940842"/>
    </style:style>
    <style:style style:name="T100" style:family="text">
      <style:text-properties officeooo:rsid="011afa70"/>
    </style:style>
    <style:style style:name="T101" style:family="text">
      <style:text-properties officeooo:rsid="0122ca99"/>
    </style:style>
    <style:style style:name="T102" style:family="text">
      <style:text-properties officeooo:rsid="0126ce2c"/>
    </style:style>
    <style:style style:name="T103" style:family="text">
      <style:text-properties officeooo:rsid="012a70e5"/>
    </style:style>
    <style:style style:name="T104" style:family="text">
      <style:text-properties officeooo:rsid="0121f4e5"/>
    </style:style>
    <style:style style:name="T105" style:family="text">
      <style:text-properties officeooo:rsid="0122760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hesis Notes:</text:p>
      <text:p text:style-name="Standard"><text:a xlink:type="simple" xlink:href="http://www.crockford.com/javascript/javascript.html"><text:span text:style-name="T3"/></text:a></text:p>
      <text:p text:style-name="P3">https://play.google.com/books/reader?id=ZzQ7XTE09K8C&amp;printsec=frontcover&amp;output=reader&amp;authuser=0&amp;hl=en&amp;pg=GBS.PP5.w.1.0.45.0.1</text:p>
      <text:p text:style-name="P2"/>
      <text:p text:style-name="P2"/>
      <text:p text:style-name="P2">3 camps of research:</text:p>
      <text:p text:style-name="P2"/>
      <text:list xml:id="list1253577237" text:style-name="L1">
        <text:list-item>
          <text:p text:style-name="P32">Early History</text:p>
          <text:list>
            <text:list-item>
              <text:p text:style-name="P32">What is JavaScript and where did it come from?</text:p>
            </text:list-item>
            <text:list-item>
              <text:p text:style-name="P32">Who were the players in the early history of the language?</text:p>
            </text:list-item>
            <text:list-item>
              <text:p text:style-name="P32">Who shaped its </text:p>
            </text:list-item>
            <text:list-item>
              <text:p text:style-name="P32">Why is the language designed the way it is?</text:p>
            </text:list-item>
          </text:list>
        </text:list-item>
        <text:list-item>
          <text:p text:style-name="P32">JavaScript Revolution: AJAX, JSON &amp; Node</text:p>
          <text:list>
            <text:list-item>
              <text:p text:style-name="P32"/>
            </text:list-item>
          </text:list>
        </text:list-item>
        <text:list-item>
          <text:p text:style-name="P32">Competing visions for JS: Google vs Microsoft vs Mozilla vs Apple</text:p>
          <text:list>
            <text:list-item>
              <text:p text:style-name="P32">asm.js: JavaScript as an assembly language for the web</text:p>
            </text:list-item>
            <text:list-item>
              <text:p text:style-name="P32">Dart </text:p>
            </text:list-item>
          </text:list>
        </text:list-item>
      </text:list>
      <text:p text:style-name="P2"/>
      <text:p text:style-name="P2"/>
      <text:p text:style-name="P2"/>
      <text:p text:style-name="P27"><text:span text:style-name="T3">The World's Most Misunderstood Programming Language </text:span><text:a xlink:type="simple" xlink:href="http://www.crockford.com/javascript/javascript.html">http://www.crockford.com/javascript/javascript.html</text:a><text:span text:style-name="T3"> </text:span></text:p>
      <text:p text:style-name="P28"/>
      <text:p text:style-name="P28">Doug Crawford 2001 </text:p>
      <text:p text:style-name="P28"/>
      <text:p text:style-name="P28">The name: </text:p>
      <text:p text:style-name="P28">"The Java- prefix suggests that JavaScript is somehow related to Java, that it is a subset or less capable version of Java. It seems that the name was intentionally selected to create confusion, and from confusion comes misunderstanding." </text:p>
      <text:p text:style-name="P28"/>
      <text:p text:style-name="P28">"The -Script suffix suggests that it is not a real programming language, that a scripting language is less than a programming language. But it is really a matter of specialization. Compared to C, JavaScript trades performance for expressive power and dynamism." </text:p>
      <text:p text:style-name="P28"/>
      <text:p text:style-name="P28">JS has become much better. Many still see it as a younger language: </text:p>
      <text:p text:style-name="P28">"The first versions of JavaScript were quite weak. They lacked exception handling, inner functions, and inheritance. In its present form, it is now a complete object-oriented programming language. But many opinions of the language are based on its immature forms." </text:p>
      <text:p text:style-name="P28"/>
      <text:p text:style-name="P28"><text:soft-page-break/>"Some of the earlier implementations of JavaScript were quite buggy. This reflected badly on the language. Compounding that, those implementations were embedded in horribly buggy web browsers." </text:p>
      <text:p text:style-name="P28"/>
      <text:p text:style-name="P28">Amateurs: </text:p>
      <text:p text:style-name="P27"><text:span text:style-name="T3">"Most of the people writing in JavaScript are not programmers. They lack the training and discipline to write good programs. JavaScript has so much expressive power that they are able to do useful things in it, anyway. This has given JavaScript a reputation of being strictly for the amateurs, that it is not suitable for professional programming."<text:line-break/><text:line-break/></text:span><text:span text:style-name="T2"><text:line-break/><text:line-break/></text:span></text:p>
      <text:p text:style-name="P1"/>
      <text:p text:style-name="P1"><text:span text:style-name="T1">The World's Most Misunderstood Programming Language Has Become the World's Most Popular Programming Language:</text:span> </text:p>
      <text:p text:style-name="P1"><text:a xlink:type="simple" xlink:href="http://javascript.crockford.com/popular.html">http://javascript.crockford.com/popular.html</text:a> </text:p>
      <text:p text:style-name="P1">March 3, 2008</text:p>
      <text:p text:style-name="P1">author is this guy: </text:p>
      <text:p text:style-name="P1"><text:a xlink:type="simple" xlink:href="http://en.wikipedia.org/wiki/Douglas_Crockford">http://en.wikipedia.org/wiki/Douglas_Crockford</text:a> </text:p>
      <text:p text:style-name="P1"/>
      <text:p text:style-name="P1"/>
      <text:p text:style-name="P1"/>
      <text:p text:style-name="P1">"Language design has more to do with fashion than technology." </text:p>
      <text:p text:style-name="P1"/>
      <text:p text:style-name="P1">"A language with radically different syntax, for example, has no hope of finding broad adoption, regardless of the brilliance of its design. This tends to constrain the rate at which languages evolve." </text:p>
      <text:p text:style-name="P1"/>
      <text:p text:style-name="P1">"Like music and food, a programming language can be a product of its time. The deep problem in language design is not technological, it is psychological. A programming language should equip us with structures that help us to reason more effectively."</text:p>
      <text:p text:style-name="P2"/>
      <text:p text:style-name="P2"/>
      <text:p text:style-name="P5">“JavaScript is an astonishing language, in the very worst sense. Its astonishing nature led to a very bad reputation. JavaScript is also coupled with The DOM, a horrendous API. There is a lot of confusion about where JavaScript ends and the DOM begins.”</text:p>
      <text:p text:style-name="P5"/>
      <text:p text:style-name="P5">“So how did a language with such obvious deficiencies become the Sole Programming Language of the Web? <text:span text:style-name="T1">Brendan Eich convinced his pointy-haired boss at Netscape that the Navigator browser should have its own scripting language, and that only a new language would do, a new language designed and implemented in big hurry, and that no existing language should be considered for that role.</text:span> The Internet Explorer team at Microsoft wanted to capture Netscape's market share, so they carefully reverse engineered Netscape's language, huge hairy warts and all. The other browser makers followed Microsoft's lead. There is no standard that says that a web browser must implement JavaScript; JavaScript is the only language implemented in all popular web browsers. There was no careful review of the language or its problem domain. There was no review of its suitability or the soundness of its design. It was slapped together at Netscape, and then copied elsewhere. Given the process that created JavaScript and made it a de facto standard, we deserve something far worse.”</text:p>
      <text:p text:style-name="P5"><text:soft-page-break/></text:p>
      <text:p text:style-name="P5">“Because JavaScript is the language of the web browser, and because the web browser has become the dominant application delivery system, and because JavaScript isn't <text:span text:style-name="T55">too </text:span>bad, JavaScript has become the World's Most Popular Programming Language. Its popularity is growing. It is now being embedded in other applications and contexts. JavaScript has become important.”</text:p>
      <text:p text:style-name="P5"/>
      <text:p text:style-name="P5"/>
      <text:p text:style-name="P5"/>
      <text:p text:style-name="P5"/>
      <text:p text:style-name="P5"/>
      <text:p text:style-name="P5">Brendan Eich: "popularity" </text:p>
      <text:p text:style-name="P5"><text:a xlink:type="simple" xlink:href="https://brendaneich.com/2008/04/popularity/">https://brendaneich.com/2008/04/popularity/</text:a> </text:p>
      <text:p text:style-name="P5"/>
      <text:p text:style-name="P5"/>
      <text:p text:style-name="P5">April 2008 </text:p>
      <text:p text:style-name="P5"/>
      <text:p text:style-name="P5">In response to (Brendan Eich convinced his pointed haired boss at Netscape...) </text:p>
      <text:p text:style-name="P5">"I don’t know why Doug is making up stories. He wasn’t at Netscape. He has heard my recollections about JavaScript’s birth directly, told in my keynotes at Ajax conferences." </text:p>
      <text:p text:style-name="P5"/>
      <text:p text:style-name="P5">"As I’ve often said, and as others at Netscape can confirm, I was recruited to Netscape with the promise of “doing Scheme” in the browser. At least client engineering management including Tom Paquin, Michael Toy, and Rick Schell, along with some guy named Marc Andreessen, were convinced that Netscape should embed a programming language, in source form, in HTML. So it was hardly a case of me selling a “pointy-haired boss” — more the reverse." </text:p>
      <text:p text:style-name="P5"/>
      <text:p text:style-name="P5">"Of course, by the time I joined Netscape... the Oak language had been renamed Java, and Netscape was negotiating with Sun to include it in Navigator... </text:p>
      <text:p text:style-name="P5">The big debate inside Netscape therefore became “why two languages? why not just Java?” The answer was that two languages were required to serve the two mostly-disjoint audiences in the programming ziggurat who most deserved dedicated programming languages: the component authors, who wrote in C++ or (we hoped) Java; and the “scripters”, amateur or pro, who would write code directly embedded in HTML." </text:p>
      <text:p text:style-name="P5"/>
      <text:p text:style-name="P5">On using a different language: </text:p>
      <text:p text:style-name="P5">"Whether any existing language could be used, instead of inventing a new one, was also not something I decided. The diktat from upper engineering management was that the language must “look like Java”." </text:p>
      <text:p text:style-name="P5"/>
      <text:p text:style-name="P5">JS beats Java on the client: </text:p>
      <text:p text:style-name="P5">"Bill [Joy] convinced us to drop Kipp’s JVM because it would lack bug-for-bug compatibility with Sun’s JVM (a wise observation in those early days). By this point “Mocha” had proven itself via rapid prototyping and embedding in Netscape Navigator 2.0 , which was in its pre-alpha development phase. </text:p>
      <text:p text:style-name="P5"/>
      <text:p text:style-name="P5">The rest is perverse, merciless history. JS beat Java on the client, rivaled only by Flash, which supports an offspring of JS, ActionScript."</text:p>
      <text:p text:style-name="P5"/>
      <text:p text:style-name="P5"/>
      <text:p text:style-name="P5"/>
      <text:p text:style-name="P5"><text:soft-page-break/>Brendan Eich: JavaScript at 17 </text:p>
      <text:p text:style-name="P5"><text:a xlink:type="simple" xlink:href="http://www.youtube.com/watch?v=Rj49rmc01Hs">http://www.youtube.com/watch?v=Rj49rmc01Hs</text:a> </text:p>
      <text:p text:style-name="P5"/>
      <text:p text:style-name="P5"/>
      <text:p text:style-name="P5">dev name: Mocha (may 95) </text:p>
      <text:p text:style-name="P5">release name: livescript (september 95) </text:p>
      <text:p text:style-name="P5">bill joy (Sun) let it be named: javascript (dec 95) </text:p>
      <text:p text:style-name="P5">"Meant to be a scripting language, analogous to Visual Basic, for the designer, the amateur programmer, for the beginner programmer, for someone who was not necessarily a professional. Java was meant to be the professional programming language." </text:p>
      <text:p text:style-name="P5"/>
      <text:p text:style-name="P5"/>
      <text:p text:style-name="P5">"[To compete with Microsoft we added] Javascipt, which I wrote in ten days in May 1995" </text:p>
      <text:p text:style-name="P5">"I had to do it for an internal demo, because otherwise people would doubt that it was either real or necessary" </text:p>
      <text:p text:style-name="P5">"Unfortunately, I couldn't change it after that. Even when you have 40 users, people don't want to break compatibility"</text:p>
      <text:p text:style-name="P5"/>
      <text:p text:style-name="P5"/>
      <text:p text:style-name="P5"/>
      <text:p text:style-name="P5"/>
      <text:p text:style-name="P5"/>
      <text:p text:style-name="P5">The JavaScript problem:</text:p>
      <text:p text:style-name="P5"><text:a xlink:type="simple" xlink:href="http://www.haskell.org/haskellwiki/The_JavaScript_Problem">http://www.haskell.org/haskellwiki/The_JavaScript_Problem</text:a></text:p>
      <text:p text:style-name="P5"/>
      <text:p text:style-name="P5">problem is 2-fold:</text:p>
      <text:list xml:id="list1229651419" text:style-name="L2">
        <text:list-item>
          <text:p text:style-name="P33">Javascript sucks</text:p>
        </text:list-item>
      </text:list>
      <text:list xml:id="list687870282" text:style-name="L3">
        <text:list-item>
          <text:p text:style-name="P34">Lack of a module system</text:p>
        </text:list-item>
        <text:list-item>
          <text:p text:style-name="P34">weak typing</text:p>
        </text:list-item>
        <text:list-item>
          <text:p text:style-name="P34">verbose function syntax</text:p>
        </text:list-item>
        <text:list-item>
          <text:p text:style-name="P34">late binding</text:p>
        </text:list-item>
      </text:list>
      <text:list xml:id="list1551361661" text:continue-list="list1229651419" text:style-name="L2">
        <text:list-item>
          <text:p text:style-name="P33">We need JavaScript</text:p>
        </text:list-item>
      </text:list>
      <text:list xml:id="list302964003" text:style-name="L4">
        <text:list-item>
          <text:p text:style-name="P35">its the platform for the web</text:p>
        </text:list-item>
      </text:list>
      <text:p text:style-name="P5"/>
      <text:p text:style-name="P5">answer: we should compile Haskell to JS</text:p>
      <text:p text:style-name="P5"/>
      <text:p text:style-name="P5"/>
      <text:p text:style-name="P5"/>
      <text:p text:style-name="P5"/>
      <text:p text:style-name="P5">Why does JS suck so bad?</text:p>
      <text:p text:style-name="P5"><text:a xlink:type="simple" xlink:href="https://wiki.theory.org/YourLanguageSucks">https://wiki.theory.org/YourLanguageSucks</text:a></text:p>
      <text:p text:style-name="P5"/>
      <text:p text:style-name="P13">poor design:</text:p>
      <text:p text:style-name="P5">- Auto type conversion between strings and numbers, '+' is overloaded</text:p>
      <text:p text:style-name="P16">var i = 1; <text:s/></text:p>
      <text:p text:style-name="P16">// some code</text:p>
      <text:p text:style-name="P16">i = i + ""; // oops!</text:p>
      <text:p text:style-name="P16">// some more code </text:p>
      <text:p text:style-name="P16"><text:soft-page-break/>i + 1; <text:s/>// evaluates to the String '11'</text:p>
      <text:p text:style-name="P16">i - 1; <text:s/>// evaluates to the Number 0</text:p>
      <text:p text:style-name="P5"/>
      <text:p text:style-name="P5">- this means that '1'++ does not equal '1' += 1</text:p>
      <text:p text:style-name="P5"/>
      <text:p text:style-name="P5">- var uses function scope rather than block scope</text:p>
      <text:p text:style-name="P5"/>
      <text:p text:style-name="P5"/>
      <text:p text:style-name="P13">Type system</text:p>
      <text:p text:style-name="P13">-<text:span text:style-name="T56">JS does not have arrays, it just has objects</text:span></text:p>
      <text:p text:style-name="P6">typeof [1,2,3] === 'object'</text:p>
      <text:p text:style-name="P6"/>
      <text:p text:style-name="P6">-NaN stands for 'not a number', yet it is a number</text:p>
      <text:p text:style-name="P6">typeof NaN === 'number'</text:p>
      <text:p text:style-name="P6"/>
      <text:p text:style-name="P6">-NaN does not equal NaN</text:p>
      <text:p text:style-name="P6">- uses floating point to represent numbers 0.1 + 0.2 = 0.300000000000004</text:p>
      <text:p text:style-name="P6"/>
      <text:p text:style-name="P13">Bad Features</text:p>
      <text:p text:style-name="P13"><text:span text:style-name="T56">- JS has many of C's bad features like switch fallthrough, use of '=' for assignment and equality, and the position </text:span><text:span text:style-name="T56">sensitive</text:span><text:span text:style-name="T56"> nature of ++ and - - <text:s/>operators</text:span></text:p>
      <text:p text:style-name="P6">-'this' keyword is very problematic:</text:p>
      <text:p text:style-name="P6">* in an object, refers to object</text:p>
      <text:p text:style-name="P6">* in a regular function, refers to global object</text:p>
      <text:p text:style-name="P6">* can mean different things even within one function</text:p>
      <text:p text:style-name="P6"/>
      <text:p text:style-name="P6">- implied global variables – without 'var' everything is global</text:p>
      <text:p text:style-name="P6"/>
      <text:p text:style-name="P6">- '==' is very strange:</text:p>
      <text:p text:style-name="P17">0 == "" </text:p>
      <text:p text:style-name="P17">0 == "0"</text:p>
      <text:p text:style-name="P17">0 == " \t\r\n " </text:p>
      <text:p text:style-name="P17">"0" == false </text:p>
      <text:p text:style-name="P17">null == undefined</text:p>
      <text:p text:style-name="P17"/>
      <text:p text:style-name="P17">null == false // false</text:p>
      <text:p text:style-name="P17">!null // true</text:p>
      <text:p text:style-name="P6"/>
      <text:p text:style-name="P6"/>
      <text:p text:style-name="P6"/>
      <text:p text:style-name="P6"/>
      <text:p text:style-name="P6"/>
      <text:p text:style-name="P6"/>
      <text:p text:style-name="P6">JavaScript: the good parts, Doug Crawford</text:p>
      <text:p text:style-name="P6"><text:a xlink:type="simple" xlink:href="http://www.youtube.com/watch?v=hQVTIJBZook">http://www.youtube.com/watch?v=hQVTIJBZook</text:a></text:p>
      <text:p text:style-name="P6"/>
      <text:p text:style-name="P6"/>
      <text:p text:style-name="P6">“JavaScript is the only language I'm aware of that people feel they don't need to learn it to start using it.”</text:p>
      <text:p text:style-name="P6"><text:soft-page-break/>“JavaScript is becoming the virtual machine for the world”</text:p>
      <text:p text:style-name="P6">“It amazes me the lengths people will go to avoid having to learn JavaScript” – on GWT @ Google</text:p>
      <text:p text:style-name="P6"/>
      <text:p text:style-name="P6">“JavaScript contains some of the best ideas ever put into a programming language. And it contains some of the worst ideas ever put into a programming language. There is no other language with this most amazing range of the ridiculous, and the sublime.”</text:p>
      <text:p text:style-name="P6"/>
      <text:p text:style-name="P6"/>
      <text:p text:style-name="P6"/>
      <text:p text:style-name="P8">v8 talk by Lars Bak</text:p>
      <text:p text:style-name="P7"><text:a xlink:type="simple" xlink:href="http://www.youtube.com/watch?v=hWhMKalEicY"><text:span text:style-name="T81">http://www.youtube.com/watch?v=hWhMKalEicY</text:span></text:a></text:p>
      <text:p text:style-name="P8"/>
      <text:p text:style-name="P7"><text:span text:style-name="T81">“V8 is an open source project... you can take it as a separate stand alone project and embed it in new applications. The main purpose of V8 is to raise the </text:span><text:span text:style-name="T82">performance</text:span><text:span text:style-name="T81"> bar of JavaScript out there, in the marketplace.” </text:span><text:span text:style-name="T82">– Lars Bak</text:span></text:p>
      <text:p text:style-name="P9"/>
      <text:p text:style-name="P9"/>
      <text:p text:style-name="P9"/>
      <text:p text:style-name="P18"><text:a xlink:type="simple" xlink:href="http://www.youtube.com/watch?v=t7_5-XYrkqg"><text:span text:style-name="T83">http://www.youtube.com/watch?v=t7_5-XYrkqg</text:span></text:a></text:p>
      <text:p text:style-name="P9"/>
      <text:p text:style-name="P9"/>
      <text:p text:style-name="P9"/>
      <text:p text:style-name="P21"/>
      <text:p text:style-name="P21"><text:a xlink:type="simple" xlink:href="http://www.youtube.com/watch?v=t7_5-XYrkqg"><text:span text:style-name="T83"/></text:a></text:p>
      <text:p text:style-name="P22">Quick history of JavaScript by Crawford</text:p>
      <text:p text:style-name="P10"/>
      <text:p text:style-name="P10"/>
      <text:p text:style-name="P18"><text:span text:style-name="T4">At the time there was a lot of excitement about Java and the Netscape browser. Sun and Netscape </text:span><text:span text:style-name="T5">decided they needed to work together against Microsoft </text:span><text:span text:style-name="T6">because if they didn't join forces Microsoft would play them off against each other and they'd both lose.</text:span></text:p>
      <text:p text:style-name="P11"/>
      <text:p text:style-name="P11"/>
      <text:p text:style-name="P11"/>
      <text:p text:style-name="P11"/>
      <text:p text:style-name="P11"/>
      <text:p text:style-name="P11"/>
      <text:p text:style-name="P11"/>
      <text:p text:style-name="P19"><text:span text:style-name="T84"><text:tab/></text:span><text:span text:style-name="T85">JavaScript </text:span><text:span text:style-name="T7">has a number of fundamental problems that have been acknowledged </text:span><text:span text:style-name="T8">by </text:span><text:span text:style-name="T9">nearly </text:span><text:span text:style-name="T8">everyone, including Eich,</text:span><text:span text:style-name="T10"> </text:span><text:span text:style-name="T11">since the language was </text:span><text:span text:style-name="T12">released</text:span><text:span text:style-name="T13">.</text:span><text:span text:style-name="T14"> </text:span><text:span text:style-name="T15">At certain </text:span><text:span text:style-name="T16">points these flaws have been considered insurmountable. </text:span><text:span text:style-name="T17">The language, </text:span><text:span text:style-name="T18">and Eich as </text:span><text:span text:style-name="T19">its</text:span><text:span text:style-name="T18"> author, </text:span><text:span text:style-name="T20">ha</text:span><text:span text:style-name="T18">ve</text:span><text:span text:style-name="T20"> been lambasted by</text:span><text:span text:style-name="T21"> </text:span><text:span text:style-name="T22">those</text:span><text:span text:style-name="T23"> who have called</text:span><text:span text:style-name="T21"> JavaScript</text:span><text:span text:style-name="T20"> nothing but a collection of mistakes.</text:span><text:span text:style-name="T24"> </text:span><text:span text:style-name="T25">Even </text:span><text:span text:style-name="T26">Robert </text:span><text:span text:style-name="T27">Cailliau</text:span><text:span text:style-name="T26">, </text:span><text:span text:style-name="T28">a</text:span><text:span text:style-name="T29"> </text:span><text:span text:style-name="T30">well respected Internet pioneer</text:span><text:span text:style-name="T28"> </text:span><text:span text:style-name="T31">who worked</text:span><text:span text:style-name="T28"> with Tim Berners-Lee on </text:span><text:span text:style-name="T32">the </text:span><text:span text:style-name="T33">HTML</text:span><text:span text:style-name="T32"> format and the first browser, </text:span><text:span text:style-name="T34">has said that</text:span><text:span text:style-name="T32"> JavaScript </text:span><text:span text:style-name="T35">is </text:span><text:span text:style-name="T27">“</text:span><text:span text:style-name="T32">t</text:span><text:span text:style-name="T27">he most horrible kluge in the history of computing.”</text:span><text:span text:style-name="T27"><text:note text:id="ftn1" text:note-class="footnote"><text:note-citation>1</text:note-citation><text:note-body><text:p text:style-name="P29">http://en.wikinews.org/wiki/Wikinews_interviews_World_Wide_Web_co-inventor_Robert_Cailliau</text:p></text:note-body></text:note></text:span><text:span text:style-name="T36"> </text:span><text:span text:style-name="T37">T</text:span><text:span text:style-name="T38">h</text:span><text:span text:style-name="T39">ese critiques are </text:span><text:span text:style-name="T40">probably too</text:span><text:span text:style-name="T39"> harsh, </text:span><text:span text:style-name="T41">but</text:span><text:span text:style-name="T42"> </text:span><text:span text:style-name="T43">no one denies that </text:span><text:span text:style-name="T44">JavaScript </text:span><text:span text:style-name="T45">has it w</text:span><text:span text:style-name="T46">arts</text:span><text:span text:style-name="T47">.</text:span><text:span text:style-name="T44"> </text:span></text:p>
      <text:p text:style-name="P12"/>
      <text:p text:style-name="P12"/>
      <text:p text:style-name="P12"/>
      <text:p text:style-name="P12"><text:soft-page-break/></text:p>
      <text:p text:style-name="P12"/>
      <text:p text:style-name="P20"><text:span text:style-name="T48"><text:s/></text:span><text:span text:style-name="T49">Google's web applications needed a better platform, and if no one else would build it, Google would have </text:span><text:span text:style-name="T50">to. </text:span><text:span text:style-name="T51">As t</text:span><text:span text:style-name="T50">he beta </text:span><text:span text:style-name="T51">announcement</text:span><text:span text:style-name="T50"> of Chrome </text:span><text:span text:style-name="T51">proclaims,</text:span><text:span text:style-name="T52"> </text:span><text:span text:style-name="T53">“What we really needed was not just a browser, but also a modern platform for web pages and applications, and that's what we set out to build.”</text:span><text:span text:style-name="T53"><text:note text:id="ftn2" text:note-class="footnote"><text:note-citation>2</text:note-citation><text:note-body><text:p text:style-name="P30">http://www.google.com/chrome/intl/en_US/why.html</text:p></text:note-body></text:note></text:span><text:span text:style-name="T54"><text:tab/></text:span></text:p>
      <text:p text:style-name="P14"/>
      <text:p text:style-name="P14"/>
      <text:p text:style-name="P14"/>
      <text:p text:style-name="P14"/>
      <text:p text:style-name="P14"/>
      <text:p text:style-name="P23"><text:span text:style-name="T86"><text:s/></text:span><text:span text:style-name="T87">It </text:span><text:span text:style-name="T88">is</text:span><text:span text:style-name="T87"> dangerous to </text:span><text:span text:style-name="T89">write critical systems in dynamic languages, </text:span><text:span text:style-name="T90">but programmers are trying to do it.</text:span><text:span text:style-name="T86"> </text:span><text:span text:style-name="T91">“</text:span><text:span text:style-name="T92">In response to the growing prominence of dynamic languages, the research community has be</text:span><text:span text:style-name="T93">g</text:span><text:span text:style-name="T92">un to investigate how to apply </text:span><text:span text:style-name="T97">static analysis </text:span><text:span text:style-name="T92">techniques in this domain.”</text:span><text:span text:style-name="T92"><text:note text:id="ftn3" text:note-class="footnote"><text:note-citation>3</text:note-citation><text:note-body><text:p text:style-name="P31"><text:span text:style-name="T98">Wiederman</text:span><text:span text:style-name="T99">n</text:span><text:span text:style-name="T98">, Type Analysis for the Static Refinement of JavaScript</text:span></text:p></text:note-body></text:note></text:span><text:span text:style-name="T92"> </text:span></text:p>
      <text:p text:style-name="P24"/>
      <text:p text:style-name="P23"><text:span text:style-name="T92">“Static analysis is used to deduce properties of a program’s execution behavior; these properties can be used for a variety of useful purposes including optimization, error checking, verification, security auditing, and program refactor</text:span><text:span text:style-name="T94">i</text:span><text:span text:style-name="T92">ng.” </text:span><text:span text:style-name="T95">The results of this research is promising, but </text:span><text:span text:style-name="T96">limited by the language.</text:span></text:p>
      <text:p text:style-name="P15"/>
      <text:p text:style-name="P15"/>
      <text:p text:style-name="P15"/>
      <text:p text:style-name="P36"><text:span text:style-name="T57">This is the approach that t</text:span><text:span text:style-name="T58">he Haskell community seems </text:span><text:span text:style-name="T57">to take to JavaScript</text:span><text:span text:style-name="T58">. </text:span><text:span text:style-name="T59">A</text:span><text:span text:style-name="T60"> </text:span><text:span text:style-name="T61">2012</text:span><text:span text:style-name="T60"> post on HaskellWiki, a </text:span><text:span text:style-name="T62">community </text:span><text:span text:style-name="T63">edited </text:span><text:span text:style-name="T64">website</text:span><text:span text:style-name="T65"> for</text:span><text:span text:style-name="T66"> developers</text:span><text:span text:style-name="T67"> working in the Haskell programming language</text:span><text:span text:style-name="T66">, </text:span><text:span text:style-name="T68">defines </text:span><text:span text:style-name="T69">the two-fold</text:span><text:span text:style-name="T68"> “JavaScript Problem.” </text:span><text:span text:style-name="T70">First, “JavaScript sucks.” </text:span><text:span text:style-name="T71">According to the</text:span><text:span text:style-name="T72"> </text:span><text:span text:style-name="T73">page,</text:span><text:span text:style-name="T74"> “The depths to which JavaScript sucks is well-documented and well-understood.”</text:span><text:span text:style-name="T74"><text:note text:id="ftn4" text:note-class="footnote"><text:note-citation>4</text:note-citation><text:note-body><text:p text:style-name="P25"><text:s text:c="5"/>http://www.haskell.org/haskellwiki/The_JavaScript_Problem</text:p></text:note-body></text:note></text:span><text:span text:style-name="T74"> </text:span><text:span text:style-name="T75">Secondly, “We need JavaScript.”</text:span><text:span text:style-name="T76"><text:note text:id="ftn5" text:note-class="footnote"><text:note-citation>5</text:note-citation><text:note-body><text:p text:style-name="P26"><text:s text:c="5"/>http://www.haskell.org/haskellwiki/The_JavaScript_Problem</text:p></text:note-body></text:note></text:span><text:span text:style-name="T76"> </text:span><text:span text:style-name="T77">Unfortunately for Haskell developers, t</text:span><text:span text:style-name="T78">he </text:span><text:span text:style-name="T77">current</text:span><text:span text:style-name="T78"> solutions for those who want to write Haskell but run JavaScript are limited, </text:span><text:span text:style-name="T79">but Haskell i</text:span><text:span text:style-name="T80">s certainly not the only language to be compiled into JavaScript. </text:span></text:p>
      <text:p text:style-name="P36"><text:span text:style-name="T80"/></text:p>
      <text:p text:style-name="P36"><text:span text:style-name="T80"/></text:p>
      <text:p text:style-name="P36"><text:span text:style-name="T80"/></text:p>
      <text:p text:style-name="P38"/>
      <table:table table:name="Table1" table:style-name="Table1">
        <table:table-column table:style-name="Table1.A"/>
        <table:table-column table:style-name="Table1.B"/>
        <table:table-row>
          <table:table-cell table:style-name="Table1.A1" office:value-type="string">
            <text:p text:style-name="P43"><text:span text:style-name="T100">Function Scope in </text:span><text:span text:style-name="T101">ECMAScript 5</text:span></text:p>
          </table:table-cell>
          <table:table-cell table:style-name="Table1.B1" office:value-type="string">
            <text:p text:style-name="P43"><text:span text:style-name="T100">Block Scope in </text:span><text:span text:style-name="T101">ECMAScript 6</text:span></text:p>
          </table:table-cell>
        </table:table-row>
        <table:table-row>
          <table:table-cell table:style-name="Table1.A2" office:value-type="string">
            <text:p text:style-name="P38"/>
            <text:p text:style-name="P39">function f() {</text:p>
            <text:p text:style-name="P39"><text:s text:c="4"/>var a = 1</text:p>
            <text:p text:style-name="P39"><text:s text:c="4"/>{</text:p>
            <text:p text:style-name="P39"><text:s text:c="8"/>var a = 2</text:p>
            <text:p text:style-name="P40"><text:span text:style-name="T100"><text:s text:c="8"/></text:span><text:span text:style-name="T102">a = a + 1</text:span></text:p>
            <text:p text:style-name="P39"><text:s text:c="4"/>}</text:p>
            <text:p text:style-name="P39"><text:s text:c="4"/>console.log(a)</text:p>
            <text:p text:style-name="P39">}</text:p>
            <text:p text:style-name="P40"><text:span text:style-name="T100">f() // prints </text:span><text:span text:style-name="T103">3</text:span></text:p>
            <text:p text:style-name="P38"><text:soft-page-break/></text:p>
          </table:table-cell>
          <table:table-cell table:style-name="Table1.B2" office:value-type="string">
            <text:p text:style-name="P38"/>
            <text:p text:style-name="P41">function f() {</text:p>
            <text:p text:style-name="P41"><text:s text:c="4"/>var a = 1</text:p>
            <text:p text:style-name="P41"><text:s text:c="4"/>{</text:p>
            <text:p text:style-name="P42"><text:span text:style-name="T100"><text:s text:c="8"/></text:span><text:span text:style-name="T104">let</text:span><text:span text:style-name="T100"> a = 2</text:span></text:p>
            <text:p text:style-name="P42"><text:span text:style-name="T100"><text:s text:c="8"/></text:span><text:span text:style-name="T103">a = a + 1</text:span></text:p>
            <text:p text:style-name="P41"><text:s text:c="4"/>}</text:p>
            <text:p text:style-name="P41"><text:s text:c="4"/>console.log(a)</text:p>
            <text:p text:style-name="P41">}</text:p>
            <text:p text:style-name="P42"><text:span text:style-name="T100">f() // prints </text:span><text:span text:style-name="T105">1</text:span></text:p>
            <text:p text:style-name="P38"><text:soft-page-break/></text:p>
          </table:table-cell>
        </table:table-row>
      </table:table>
      <text:p text:style-name="P37"><text:span text:style-name="T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3:41:53</meta:creation-date>
    <dc:date>2013-11-15T00:36:35</dc:date>
    <meta:editing-duration>PT5H5M55S</meta:editing-duration>
    <meta:editing-cycles>33</meta:editing-cycles>
    <meta:generator>LibreOffice/3.6$MacOSX_x86 LibreOffice_project/e29a214-2bbed72-0621de6-a97528c-8f066d</meta:generator>
    <meta:document-statistic meta:table-count="1" meta:image-count="0" meta:object-count="0" meta:page-count="8" meta:paragraph-count="142" meta:word-count="1998" meta:character-count="12643" meta:non-whitespace-character-count="10677"/>
  </office:meta>
</office:document-meta>
</file>